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3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number-columns-repeated="16376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3"/>
          <table:table-cell office:value-type="string" calcext:value-type="string">
            <text:p>старт</text:p>
          </table:table-cell>
          <table:table-cell office:value-type="string" calcext:value-type="string">
            <text:p>финиш</text:p>
          </table:table-cell>
          <table:table-cell table:style-name="ce1" table:number-columns-repeated="1637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3];[.$A:.$H];8;0);VLOOKUP([.D3];[.$A:.$H];8;0);VLOOKUP([.E3];[.$A:.$H];8;0);VLOOKUP([.F3];[.$A:.$H];8;0))" office:value-type="float" office:value="0" calcext:value-type="float">
            <text:p>0</text:p>
          </table:table-cell>
          <table:table-cell table:formula="of:=[.G3]+[.B3]" office:value-type="float" office:value="24" calcext:value-type="float">
            <text:p>24</text:p>
          </table:table-cell>
          <table:table-cell table:style-name="ce1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4];[.$A:.$H];8;0);VLOOKUP([.D4];[.$A:.$H];8;0);VLOOKUP([.E4];[.$A:.$H];8;0);VLOOKUP([.F4];[.$A:.$H];8;0))" office:value-type="float" office:value="0" calcext:value-type="float">
            <text:p>0</text:p>
          </table:table-cell>
          <table:table-cell table:formula="of:=[.G4]+[.B4]" office:value-type="float" office:value="20" calcext:value-type="float">
            <text:p>20</text:p>
          </table:table-cell>
          <table:table-cell table:style-name="ce1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5];[.$A:.$H];8;0);VLOOKUP([.D5];[.$A:.$H];8;0);VLOOKUP([.E5];[.$A:.$H];8;0);VLOOKUP([.F5];[.$A:.$H];8;0))" office:value-type="float" office:value="82" calcext:value-type="float">
            <text:p>82</text:p>
          </table:table-cell>
          <table:table-cell table:formula="of:=[.G5]+[.B5]" office:value-type="float" office:value="101" calcext:value-type="float">
            <text:p>101</text:p>
          </table:table-cell>
          <table:table-cell table:style-name="ce1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6];[.$A:.$H];8;0);VLOOKUP([.D6];[.$A:.$H];8;0);VLOOKUP([.E6];[.$A:.$H];8;0);VLOOKUP([.F6];[.$A:.$H];8;0))" office:value-type="float" office:value="0" calcext:value-type="float">
            <text:p>0</text:p>
          </table:table-cell>
          <table:table-cell table:formula="of:=[.G6]+[.B6]" office:value-type="float" office:value="22" calcext:value-type="float">
            <text:p>22</text:p>
          </table:table-cell>
          <table:table-cell table:style-name="ce1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7];[.$A:.$H];8;0);VLOOKUP([.D7];[.$A:.$H];8;0);VLOOKUP([.E7];[.$A:.$H];8;0);VLOOKUP([.F7];[.$A:.$H];8;0))" office:value-type="float" office:value="20" calcext:value-type="float">
            <text:p>20</text:p>
          </table:table-cell>
          <table:table-cell table:formula="of:=[.G7]+[.B7]" office:value-type="float" office:value="45" calcext:value-type="float">
            <text:p>45</text:p>
          </table:table-cell>
          <table:table-cell table:style-name="ce1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MAX(VLOOKUP([.C8];[.$A:.$H];8;0);VLOOKUP([.D8];[.$A:.$H];8;0);VLOOKUP([.E8];[.$A:.$H];8;0);VLOOKUP([.F8];[.$A:.$H];8;0))" office:value-type="float" office:value="67" calcext:value-type="float">
            <text:p>67</text:p>
          </table:table-cell>
          <table:table-cell table:formula="of:=[.G8]+[.B8]" office:value-type="float" office:value="90" calcext:value-type="float">
            <text:p>90</text:p>
          </table:table-cell>
          <table:table-cell table:style-name="ce1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9];[.$A:.$H];8;0);VLOOKUP([.D9];[.$A:.$H];8;0);VLOOKUP([.E9];[.$A:.$H];8;0);VLOOKUP([.F9];[.$A:.$H];8;0))" office:value-type="float" office:value="45" calcext:value-type="float">
            <text:p>45</text:p>
          </table:table-cell>
          <table:table-cell table:formula="of:=[.G9]+[.B9]" office:value-type="float" office:value="63" calcext:value-type="float">
            <text:p>63</text:p>
          </table:table-cell>
          <table:table-cell table:style-name="ce1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0];[.$A:.$H];8;0);VLOOKUP([.D10];[.$A:.$H];8;0);VLOOKUP([.E10];[.$A:.$H];8;0);VLOOKUP([.F10];[.$A:.$H];8;0))" office:value-type="float" office:value="45" calcext:value-type="float">
            <text:p>45</text:p>
          </table:table-cell>
          <table:table-cell table:formula="of:=[.G10]+[.B10]" office:value-type="float" office:value="67" calcext:value-type="float">
            <text:p>67</text:p>
          </table:table-cell>
          <table:table-cell table:style-name="ce1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1];[.$A:.$H];8;0);VLOOKUP([.D11];[.$A:.$H];8;0);VLOOKUP([.E11];[.$A:.$H];8;0);VLOOKUP([.F11];[.$A:.$H];8;0))" office:value-type="float" office:value="101" calcext:value-type="float">
            <text:p>101</text:p>
          </table:table-cell>
          <table:table-cell table:formula="of:=[.G11]+[.B11]" office:value-type="float" office:value="122" calcext:value-type="float">
            <text:p>122</text:p>
          </table:table-cell>
          <table:table-cell table:style-name="ce1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2];[.$A:.$H];8;0);VLOOKUP([.D12];[.$A:.$H];8;0);VLOOKUP([.E12];[.$A:.$H];8;0);VLOOKUP([.F12];[.$A:.$H];8;0))" office:value-type="float" office:value="63" calcext:value-type="float">
            <text:p>63</text:p>
          </table:table-cell>
          <table:table-cell table:formula="of:=[.G12]+[.B12]" office:value-type="float" office:value="82" calcext:value-type="float">
            <text:p>82</text:p>
          </table:table-cell>
          <table:table-cell table:style-name="ce1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3];[.$A:.$H];8;0);VLOOKUP([.D13];[.$A:.$H];8;0);VLOOKUP([.E13];[.$A:.$H];8;0);VLOOKUP([.F13];[.$A:.$H];8;0))" office:value-type="float" office:value="24" calcext:value-type="float">
            <text:p>24</text:p>
          </table:table-cell>
          <table:table-cell table:formula="of:=[.G13]+[.B13]" office:value-type="float" office:value="46" calcext:value-type="float">
            <text:p>46</text:p>
          </table:table-cell>
          <table:table-cell table:style-name="ce1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4];[.$A:.$H];8;0);VLOOKUP([.D14];[.$A:.$H];8;0);VLOOKUP([.E14];[.$A:.$H];8;0);VLOOKUP([.F14];[.$A:.$H];8;0))" office:value-type="float" office:value="122" calcext:value-type="float">
            <text:p>122</text:p>
          </table:table-cell>
          <table:table-cell table:formula="of:=[.G14]+[.B14]" office:value-type="float" office:value="146" calcext:value-type="float">
            <text:p>146</text:p>
          </table:table-cell>
          <table:table-cell table:style-name="ce1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5];[.$A:.$H];8;0);VLOOKUP([.D15];[.$A:.$H];8;0);VLOOKUP([.E15];[.$A:.$H];8;0);VLOOKUP([.F15];[.$A:.$H];8;0))" office:value-type="float" office:value="146" calcext:value-type="float">
            <text:p>146</text:p>
          </table:table-cell>
          <table:table-cell table:formula="of:=[.G15]+[.B15]" office:value-type="float" office:value="171" calcext:value-type="float">
            <text:p>171</text:p>
          </table:table-cell>
          <table:table-cell table:style-name="ce1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6];[.$A:.$H];8;0);VLOOKUP([.D16];[.$A:.$H];8;0);VLOOKUP([.E16];[.$A:.$H];8;0);VLOOKUP([.F16];[.$A:.$H];8;0))" office:value-type="float" office:value="46" calcext:value-type="float">
            <text:p>46</text:p>
          </table:table-cell>
          <table:table-cell table:formula="of:=[.G16]+[.B16]" office:value-type="float" office:value="66" calcext:value-type="float">
            <text:p>66</text:p>
          </table:table-cell>
          <table:table-cell table:style-name="ce1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7];[.$A:.$H];8;0);VLOOKUP([.D17];[.$A:.$H];8;0);VLOOKUP([.E17];[.$A:.$H];8;0);VLOOKUP([.F17];[.$A:.$H];8;0))" office:value-type="float" office:value="0" calcext:value-type="float">
            <text:p>0</text:p>
          </table:table-cell>
          <table:table-cell table:formula="of:=[.G17]+[.B17]" office:value-type="float" office:value="24" calcext:value-type="float">
            <text:p>24</text:p>
          </table:table-cell>
          <table:table-cell table:style-name="ce1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office:value-type="string" calcext:value-type="string">
            <text:p>0</text:p>
          </table:table-cell>
          <table:table-cell table:formula="of:=MAX(VLOOKUP([.C18];[.$A:.$H];8;0);VLOOKUP([.D18];[.$A:.$H];8;0);VLOOKUP([.E18];[.$A:.$H];8;0);VLOOKUP([.F18];[.$A:.$H];8;0))" office:value-type="float" office:value="171" calcext:value-type="float">
            <text:p>171</text:p>
          </table:table-cell>
          <table:table-cell table:formula="of:=[.G18]+[.B18]" office:value-type="float" office:value="196" calcext:value-type="float">
            <text:p>196</text:p>
          </table:table-cell>
          <table:table-cell table:style-name="ce1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9];[.$A:.$H];8;0);VLOOKUP([.D19];[.$A:.$H];8;0);VLOOKUP([.E19];[.$A:.$H];8;0);VLOOKUP([.F19];[.$A:.$H];8;0))" office:value-type="float" office:value="196" calcext:value-type="float">
            <text:p>196</text:p>
          </table:table-cell>
          <table:table-cell table:formula="of:=[.G19]+[.B19]" office:value-type="float" office:value="218" calcext:value-type="float">
            <text:p>218</text:p>
          </table:table-cell>
          <table:table-cell table:style-name="ce1" table:number-columns-repeated="16376"/>
        </table:table-row>
        <table:table-row table:style-name="ro2" table:number-rows-repeated="1048556">
          <table:table-cell table:number-columns-repeated="8"/>
          <table:table-cell table:style-name="ce1" table:number-columns-repeated="16376"/>
        </table:table-row>
        <table:table-row table:style-name="ro2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4">00.00.0000</text:date>, <text:time style:data-style-name="N2" text:time-value="19:11:39.491686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initial-creator>HP</meta:initial-creator>
    <meta:creation-date>2022-07-26T06:42:39Z</meta:creation-date>
    <dc:date>2026-04-14T19:14:33.939402600</dc:date>
    <meta:editing-duration>PT3M4S</meta:editing-duration>
    <meta:editing-cycles>2</meta:editing-cycles>
    <meta:document-statistic meta:table-count="1" meta:cell-count="149" meta:object-count="0"/>
  </office:meta>
</office:document-meta>
</file>